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-1.402cm" style:auto-text-indent="false"/>
      <style:text-properties officeooo:paragraph-rsid="00031577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-1.402cm" style:auto-text-indent="false"/>
      <style:text-properties fo:font-variant="normal" fo:text-transform="none" fo:color="#000000" style:font-name="SFMono-Regular" fo:font-size="9.75pt" fo:letter-spacing="normal" fo:font-style="normal" fo:font-weight="normal" officeooo:paragraph-rsid="00031577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-1.402cm" style:auto-text-indent="false"/>
      <style:text-properties fo:font-variant="normal" fo:text-transform="none" fo:color="#800000" style:font-name="SFMono-Regular" fo:font-size="9.75pt" fo:letter-spacing="normal" fo:font-style="normal" fo:font-weight="normal" officeooo:paragraph-rsid="00031577" loext:padding="0cm" loext:border="none"/>
    </style:style>
    <style:style style:name="T1" style:family="text">
      <style:text-properties fo:font-variant="normal" fo:text-transform="none" fo:color="#4665a2" style:text-line-through-style="none" style:text-line-through-type="none" style:font-name="SFMono-Regular" fo:font-size="9.75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fo:color="#000000" style:font-name="SFMono-Regular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style:font-name="SFMono-Regular" fo:font-size="9.75pt" fo:letter-spacing="normal" fo:font-style="normal" fo:font-weight="normal" officeooo:rsid="000de11d" loext:padding="0cm" loext:border="none"/>
    </style:style>
    <style:style style:name="T4" style:family="text">
      <style:text-properties fo:font-variant="normal" fo:text-transform="none" fo:color="#000000" style:font-name="SFMono-Regular" fo:font-size="9.75pt" fo:letter-spacing="normal" fo:font-style="normal" fo:font-weight="normal" officeooo:rsid="000d25d1" loext:padding="0cm" loext:border="none"/>
    </style:style>
    <style:style style:name="T5" style:family="text">
      <style:text-properties fo:font-variant="normal" fo:text-transform="none" fo:color="#002080" style:font-name="SFMono-Regular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604020" style:font-name="SFMono-Regular" fo:font-size="9.75pt" fo:letter-spacing="normal" fo:font-style="normal" fo:font-weight="normal" loext:padding="0cm" loext:border="none"/>
    </style:style>
    <style:style style:name="T7" style:family="text">
      <style:text-properties fo:color="#008000"/>
    </style:style>
    <style:style style:name="T8" style:family="text">
      <style:text-properties officeooo:rsid="000d25d1"/>
    </style:style>
    <style:style style:name="T9" style:family="text">
      <style:text-properties fo:color="#002080"/>
    </style:style>
    <style:style style:name="T10" style:family="text">
      <style:text-properties fo:color="#002080" officeooo:rsid="000d25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import</text:span> numpy <text:span text:style-name="T7">as</text:span> np <text:s/><text:span text:style-name="T8"># Εισαγωγή βιβλιοθηκών</text:span></text:p>
      <text:p text:style-name="P2"><text:span text:style-name="T7">import</text:span> cv2 <text:span text:style-name="T7">as</text:span> cv</text:p>
      <text:p text:style-name="P2"/>
      <text:p text:style-name="P2">filename = <text:span text:style-name="T9">'chessboard2.jpg' </text:span><text:span text:style-name="T10"># Εισαγωγή της εικόνας μας μέσω του path που έχει αποθηκευτεί</text:span></text:p>
      <text:p text:style-name="P1"><text:span text:style-name="T2">img = </text:span><text:a xlink:type="simple" xlink:href="https://docs.opencv.org/master/d4/da8/group__imgcodecs.html#ga288b8b3da0892bd651fce07b3bbd3a56" text:style-name="Internet_20_link" text:visited-style-name="Visited_20_Internet_20_Link"><text:span text:style-name="T1">cv.imread</text:span></text:a><text:span text:style-name="T2">(filename) </text:span><text:span text:style-name="T4"># Διάβασμα της εικόνας μέσω εντολής </text:span></text:p>
      <text:p text:style-name="P1"><text:span text:style-name="T2">gray = </text:span><text:a xlink:type="simple" xlink:href="https://docs.opencv.org/master/d8/d01/group__imgproc__color__conversions.html#ga397ae87e1288a81d2363b61574eb8cab" text:style-name="Internet_20_link" text:visited-style-name="Visited_20_Internet_20_Link"><text:span text:style-name="T1">cv.cvtColor</text:span></text:a><text:span text:style-name="T2">(img,cv.COLOR_BGR2GRAY) </text:span><text:span text:style-name="T4"># Εναλλαγή χρωματισμού από αρχικό σε γκρί</text:span></text:p>
      <text:p text:style-name="P1"><text:span text:style-name="T2"/></text:p>
      <text:p text:style-name="P3"># find Harris corners <text:s text:c="3"/><text:span text:style-name="T8"># Εντοπισμός και καταγραφή γωνιών </text:span></text:p>
      <text:p text:style-name="P2">gray = np.float32(gray)</text:p>
      <text:p text:style-name="P1"><text:span text:style-name="T2">dst = </text:span><text:a xlink:type="simple" xlink:href="https://docs.opencv.org/master/dd/d1a/group__imgproc__feature.html#gac1fc3598018010880e370e2f709b4345" text:style-name="Internet_20_link" text:visited-style-name="Visited_20_Internet_20_Link"><text:span text:style-name="T1">cv.cornerHarris</text:span></text:a><text:span text:style-name="T2">(gray,2,3,0.04)</text:span></text:p>
      <text:p text:style-name="P1"><text:span text:style-name="T2">dst = </text:span><text:a xlink:type="simple" xlink:href="https://docs.opencv.org/master/d4/d86/group__imgproc__filter.html#ga4ff0f3318642c4f469d0e11f242f3b6c" text:style-name="Internet_20_link" text:visited-style-name="Visited_20_Internet_20_Link"><text:span text:style-name="T1">cv.dilate</text:span></text:a><text:span text:style-name="T2">(dst,</text:span><text:span text:style-name="T6">None</text:span><text:span text:style-name="T2">)</text:span></text:p>
      <text:p text:style-name="P1"><text:span text:style-name="T2">ret, dst = </text:span><text:a xlink:type="simple" xlink:href="https://docs.opencv.org/master/d7/d1b/group__imgproc__misc.html#gae8a4a146d1ca78c626a53577199e9c57" text:style-name="Internet_20_link" text:visited-style-name="Visited_20_Internet_20_Link"><text:span text:style-name="T1">cv.threshold</text:span></text:a><text:span text:style-name="T2">(dst,0.01*dst.max(),255,0)</text:span></text:p>
      <text:p text:style-name="P2">dst = np.uint8(dst)</text:p>
      <text:p text:style-name="P2"/>
      <text:p text:style-name="P3"># find centroids <text:span text:style-name="T8"># Εντοπισμός και καταγραφή κεντροειδών </text:span></text:p>
      <text:p text:style-name="P1"><text:span text:style-name="T2">ret, labels, stats, centroids = </text:span><text:a xlink:type="simple" xlink:href="https://docs.opencv.org/master/d3/dc0/group__imgproc__shape.html#gae57b028a2b2ca327227c2399a9d53241" text:style-name="Internet_20_link" text:visited-style-name="Visited_20_Internet_20_Link"><text:span text:style-name="T1">cv.connectedComponentsWithStats</text:span></text:a><text:span text:style-name="T2">(dst)</text:span></text:p>
      <text:p text:style-name="P1"><text:span text:style-name="T2"/></text:p>
      <text:p text:style-name="P3"># define the criteria to stop and refine the corners</text:p>
      <text:p text:style-name="P2">criteria = (cv.TERM_CRITERIA_EPS + cv.TERM_CRITERIA_MAX_ITER, 100, 0.001)</text:p>
      <text:p text:style-name="P1"><text:span text:style-name="T2">corners = </text:span><text:a xlink:type="simple" xlink:href="https://docs.opencv.org/master/dd/d1a/group__imgproc__feature.html#ga354e0d7c86d0d9da75de9b9701a9a87e" text:style-name="Internet_20_link" text:visited-style-name="Visited_20_Internet_20_Link"><text:span text:style-name="T1">cv.cornerSubPix</text:span></text:a><text:span text:style-name="T2">(gray,np.float32(centroids),(5,5),(-1,-1),criteria) <text:s/></text:span><text:span text:style-name="T3"># Καθορισμός κριτηρίων για τερματισμό και τελειοποίηση γωνιών </text:span></text:p>
      <text:p text:style-name="P1"><text:span text:style-name="T2"/></text:p>
      <text:p text:style-name="P3"># Now draw them</text:p>
      <text:p text:style-name="P2">res = np.hstack((centroids,corners))</text:p>
      <text:p text:style-name="P2">res = np.int0(res)</text:p>
      <text:p text:style-name="P2">img[res[:,1],res[:,0]]=[0,0,255]</text:p>
      <text:p text:style-name="P2">img[res[:,3],res[:,2]] = [0,255,0]</text:p>
      <text:p text:style-name="P1"><text:a xlink:type="simple" xlink:href="https://docs.opencv.org/master/d4/da8/group__imgcodecs.html#gabbc7ef1aa2edfaa87772f1202d67e0ce" text:style-name="Internet_20_link" text:visited-style-name="Visited_20_Internet_20_Link"><text:span text:style-name="T1">cv.imwrite</text:span></text:a><text:span text:style-name="T2">(</text:span><text:span text:style-name="T5">'subpixel5.png'</text:span><text:span text:style-name="T2">,img</text:span><text:span text:style-name="T3">) # Καταγραφή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2:17:16.254213928</meta:creation-date>
    <dc:date>2021-06-24T12:17:57.865724791</dc:date>
    <meta:editing-duration>PT42S</meta:editing-duration>
    <meta:editing-cycles>1</meta:editing-cycles>
    <meta:document-statistic meta:table-count="0" meta:image-count="0" meta:object-count="0" meta:page-count="1" meta:paragraph-count="22" meta:word-count="128" meta:character-count="1071" meta:non-whitespace-character-count="956"/>
    <meta:generator>LibreOffice/6.4.7.2$Linux_X86_64 LibreOffice_project/40$Build-2</meta:generator>
  </office:meta>
</office:document-meta>
</file>